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0C0000000C43171BA337FE7141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officeooo:rsid="00126545" officeooo:paragraph-rsid="00126545" style:font-size-asian="14pt" style:font-size-complex="14pt"/>
    </style:style>
    <style:style style:name="P2" style:family="paragraph" style:parent-style-name="Standard">
      <style:text-properties style:font-name="Calibri" fo:font-size="14pt" officeooo:rsid="0016416f" officeooo:paragraph-rsid="0016416f" style:font-size-asian="14pt" style:font-size-complex="14pt"/>
    </style:style>
    <style:style style:name="P3" style:family="paragraph" style:parent-style-name="Standard">
      <style:text-properties style:font-name="Calibri" fo:font-size="20pt" officeooo:rsid="0015bb81" officeooo:paragraph-rsid="0015bb81" style:font-size-asian="20pt" style:font-size-complex="20pt"/>
    </style:style>
    <style:style style:name="P4" style:family="paragraph" style:parent-style-name="Standard">
      <style:text-properties fo:color="#2a6099" style:font-name="Calibri" fo:font-size="15pt" style:text-underline-style="none" officeooo:rsid="0016416f" officeooo:paragraph-rsid="0016416f" style:font-size-asian="13.1000003814697pt" style:font-size-complex="15pt"/>
    </style:style>
    <style:style style:name="P5" style:family="paragraph" style:parent-style-name="Heading_20_1">
      <style:text-properties fo:color="#2a6099"/>
    </style:style>
    <style:style style:name="P6" style:family="paragraph" style:parent-style-name="Standard" style:list-style-name="List_20_1">
      <style:text-properties officeooo:paragraph-rsid="00168789"/>
    </style:style>
    <style:style style:name="P7" style:family="paragraph" style:parent-style-name="Standard" style:list-style-name="List_20_1">
      <style:text-properties officeooo:rsid="0018b838" officeooo:paragraph-rsid="001a9df9"/>
    </style:style>
    <style:style style:name="P8" style:family="paragraph" style:parent-style-name="Standard" style:list-style-name="List_20_1">
      <style:text-properties fo:color="#ffffff" style:font-name="Calibri" fo:font-size="14pt" officeooo:rsid="0018b838" officeooo:paragraph-rsid="0018b838" style:font-size-asian="14pt" style:font-size-complex="14pt"/>
    </style:style>
    <style:style style:name="T1" style:family="text">
      <style:text-properties style:text-underline-style="none" officeooo:rsid="0016416f"/>
    </style:style>
    <style:style style:name="T2" style:family="text">
      <style:text-properties fo:color="#ffffff" style:font-name="Calibri" fo:font-size="14pt" style:font-size-asian="14pt" style:font-size-complex="14pt"/>
    </style:style>
    <style:style style:name="T3" style:family="text">
      <style:text-properties fo:color="#ffffff" style:font-name="Calibri" fo:font-size="14pt" officeooo:rsid="0017d436" style:font-size-asian="14pt" style:font-size-complex="14pt"/>
    </style:style>
    <style:style style:name="T4" style:family="text">
      <style:text-properties fo:color="#ffffff" style:font-name="Calibri" fo:font-size="14pt" officeooo:rsid="0018b838" style:font-size-asian="14pt" style:font-size-complex="14pt"/>
    </style:style>
    <style:style style:name="T5" style:family="text">
      <style:text-properties fo:color="#ffffff" style:font-name="Calibri" fo:font-size="14pt" officeooo:rsid="001a9df9" style:font-size-asian="14pt" style:font-size-complex="14pt"/>
    </style:style>
    <style:style style:name="T6" style:family="text">
      <style:text-properties fo:color="#2a6099" style:font-name="Calibri" fo:font-size="14pt" officeooo:rsid="00168789" style:font-size-asian="14pt" style:font-size-complex="1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641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7">Traffic </text:span><text:span text:style-name="T8">sign recognition</text:span><text:span text:style-name="T1">:</text:span></text:h>
      <text:p text:style-name="P4"/>
      <text:p text:style-name="P3"/>
      <text:list xml:id="list2115346780" text:style-name="List_20_1">
        <text:list-item>
          <text:p text:style-name="P6"><text:span text:style-name="T6"><text:s/></text:span><text:span text:style-name="T3">Data is taken from the famous </text:span><text:span text:style-name="T4">GSTRB dataset (https://www.kaggle.com/meowmeowmeowmeowmeow/gtsrb-german-traffic-sign). </text:span></text:p>
        </text:list-item>
        <text:list-item>
          <text:p text:style-name="P8"><text:s/>The data is trained on leNet-5 model and gives almost 99% accuracy on validation set. </text:p>
        </text:list-item>
        <text:list-item>
          <text:p text:style-name="P7"><text:span text:style-name="T2"><text:s/></text:span><text:span text:style-name="T5">I have used a combination of Tensorflow and Keras in this module alongwith other essential libraries. <text:s/></text:span><text:span text:style-name="T2"><text:s/></text:span>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image text:level="1" xlink:href="Pictures/100002000000000C0000000C43171BA337FE714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729f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729fc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6:16:52.670364002</meta:creation-date>
    <dc:date>2021-03-11T21:47:19.393606607</dc:date>
    <meta:editing-duration>PT16M3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4" meta:word-count="46" meta:character-count="338" meta:non-whitespace-character-count="291"/>
  </office:meta>
</office:document-meta>
</file>